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9" style:family="table">
      <style:table-properties style:width="19.001cm" table:align="margins"/>
    </style:style>
    <style:style style:name="Table19.A" style:family="table-column">
      <style:table-column-properties style:column-width="13.391cm" style:rel-column-width="7592*"/>
    </style:style>
    <style:style style:name="Table19.B" style:family="table-column">
      <style:table-column-properties style:column-width="5.609cm" style:rel-column-width="3180*"/>
    </style:style>
    <style:style style:name="Table19.A1" style:family="table-cell">
      <style:table-cell-properties style:writing-mode="page"/>
    </style:style>
    <style:style style:name="Table49" style:family="table" style:master-page-name="">
      <style:table-properties style:width="5.309cm" style:page-number="auto" fo:break-before="auto" fo:break-after="auto" table:align="right" style:shadow="none" fo:keep-with-next="auto" style:may-break-between-rows="true" table:border-model="collapsing"/>
    </style:style>
    <style:style style:name="Table49.A" style:family="table-column">
      <style:table-column-properties style:column-width="0.66cm"/>
    </style:style>
    <style:style style:name="Table49.B" style:family="table-column">
      <style:table-column-properties style:column-width="4.65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50" style:family="table">
      <style:table-properties style:width="19.001cm" table:align="margins"/>
    </style:style>
    <style:style style:name="Table50.A" style:family="table-column">
      <style:table-column-properties style:column-width="13.391cm" style:rel-column-width="7592*"/>
    </style:style>
    <style:style style:name="Table50.B" style:family="table-column">
      <style:table-column-properties style:column-width="5.609cm" style:rel-column-width="3180*"/>
    </style:style>
    <style:style style:name="Table50.A1" style:family="table-cell">
      <style:table-cell-properties style:writing-mode="page"/>
    </style:style>
    <style:style style:name="Table51" style:family="table" style:master-page-name="">
      <style:table-properties style:width="5.309cm" style:page-number="auto" fo:break-before="auto" fo:break-after="auto" table:align="right" style:shadow="none" fo:keep-with-next="auto" style:may-break-between-rows="true" table:border-model="collapsing"/>
    </style:style>
    <style:style style:name="Table51.A" style:family="table-column">
      <style:table-column-properties style:column-width="0.549cm"/>
    </style:style>
    <style:style style:name="Table51.B" style:family="table-column">
      <style:table-column-properties style:column-width="4.76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7592*"/>
    </style:style>
    <style:style style:name="Table25.B" style:family="table-column">
      <style:table-column-properties style:column-width="5.609cm" style:rel-column-width="3180*"/>
    </style:style>
    <style:style style:name="Table25.A1" style:family="table-cell">
      <style:table-cell-properties style:writing-mode="page"/>
    </style:style>
    <style:style style:name="Table52" style:family="table" style:master-page-name="">
      <style:table-properties style:width="5.309cm" style:page-number="auto" fo:break-before="auto" fo:break-after="auto" table:align="right" style:shadow="none"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2.A1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2.B1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Text_20_body">
      <style:text-properties fo:language="en" fo:country="US" officeooo:paragraph-rsid="000b77e9"/>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list-style-name="L1">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P27" style:family="paragraph" style:parent-style-name="Standard" style:list-style-name="L8"/>
    <style:style style:name="P28" style:family="paragraph" style:parent-style-name="Heading_20_3">
      <style:paragraph-properties fo:break-before="page"/>
    </style:style>
    <style:style style:name="P29" style:family="paragraph" style:parent-style-name="Heading_20_3">
      <style:paragraph-properties fo:break-before="page"/>
      <style:text-properties fo:language="en" fo:country="US"/>
    </style:style>
    <style:style style:name="P30"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1" style:family="paragraph" style:parent-style-name="Heading_20_4">
      <style:text-properties fo:language="en" fo:country="US"/>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Text_20_body">
      <style:text-properties fo:language="en" fo:country="US"/>
    </style:style>
    <style:style style:name="P35" style:family="paragraph" style:parent-style-name="Heading_20_5">
      <style:paragraph-properties fo:break-before="page"/>
    </style:style>
    <style:style style:name="P36" style:family="paragraph" style:parent-style-name="Heading_20_2">
      <style:paragraph-properties fo:break-before="page"/>
      <style:text-properties fo:language="en" fo:country="US"/>
    </style:style>
    <style:style style:name="P3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dfd10" officeooo:paragraph-rsid="001dfd10"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Heading_20_1">
      <style:paragraph-properties fo:break-before="page"/>
      <style:text-properties fo:language="en" fo:country="US"/>
    </style:style>
    <style:style style:name="P4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45a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2500" officeooo:paragraph-rsid="001f250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15e07" officeooo:paragraph-rsid="00215e0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5cfb" officeooo:paragraph-rsid="00235cf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4e154" officeooo:paragraph-rsid="0024e15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T9" style:family="text">
      <style:text-properties officeooo:rsid="00235cf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1" text:outline-level="1">Maps of level 6 - Cal</text:h>
      <text:p text:style-name="P11">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89"><draw:text-box fo:min-height="14.769cm"><text:p text:style-name="Picture"><draw:frame draw:style-name="fr19" draw:name="Image1" text:anchor-type="as-char" svg:width="13.391cm" style:rel-width="100%" svg:height="14.769cm" style:rel-height="scale" draw:z-index="90"><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38">ID</text:p>
                </table:table-cell>
                <table:table-cell table:style-name="Table49.B1" office:value-type="string">
                  <text:p text:style-name="P38">Description</text:p>
                </table:table-cell>
              </table:table-row>
              <table:table-row>
                <table:table-cell table:style-name="Table49.A2" office:value-type="string">
                  <text:p text:style-name="P62">1</text:p>
                </table:table-cell>
                <table:table-cell table:style-name="Table49.B2" office:value-type="string">
                  <text:p text:style-name="P62">Secret entrance</text:p>
                </table:table-cell>
              </table:table-row>
              <table:table-row>
                <table:table-cell table:style-name="Table49.A3" office:value-type="string">
                  <text:p text:style-name="P62">2</text:p>
                </table:table-cell>
                <table:table-cell table:style-name="Table49.B3" office:value-type="string">
                  <text:p text:style-name="P62">Tavern</text:p>
                </table:table-cell>
              </table:table-row>
              <table:table-row>
                <table:table-cell table:style-name="Table49.A2" office:value-type="string">
                  <text:p text:style-name="P62">3</text:p>
                </table:table-cell>
                <table:table-cell table:style-name="Table49.B2" office:value-type="string">
                  <text:p text:style-name="P62">Resistance base</text:p>
                </table:table-cell>
              </table:table-row>
              <table:table-row>
                <table:table-cell table:style-name="Table49.A3" office:value-type="string">
                  <text:p text:style-name="P62">4</text:p>
                </table:table-cell>
                <table:table-cell table:style-name="Table49.B3" office:value-type="string">
                  <text:p text:style-name="P62">Guild of alchemists</text:p>
                </table:table-cell>
              </table:table-row>
              <table:table-row>
                <table:table-cell table:style-name="Table49.A2" office:value-type="string">
                  <text:p text:style-name="P62">5</text:p>
                </table:table-cell>
                <table:table-cell table:style-name="Table49.B2" office:value-type="string">
                  <text:p text:style-name="P62">Secret entrance</text:p>
                </table:table-cell>
              </table:table-row>
              <table:table-row>
                <table:table-cell table:style-name="Table49.A3" office:value-type="string">
                  <text:p text:style-name="P62">6</text:p>
                </table:table-cell>
                <table:table-cell table:style-name="Table49.B3" office:value-type="string">
                  <text:p text:style-name="P62">Barracks</text:p>
                </table:table-cell>
              </table:table-row>
              <table:table-row>
                <table:table-cell table:style-name="Table49.A2" office:value-type="string">
                  <text:p text:style-name="P62">7</text:p>
                </table:table-cell>
                <table:table-cell table:style-name="Table49.B2" office:value-type="string">
                  <text:p text:style-name="P62">Port</text:p>
                </table:table-cell>
              </table:table-row>
              <table:table-row>
                <table:table-cell table:style-name="Table49.A3" office:value-type="string">
                  <text:p text:style-name="P62">8</text:p>
                </table:table-cell>
                <table:table-cell table:style-name="Table49.B3" office:value-type="string">
                  <text:p text:style-name="P62">Market</text:p>
                </table:table-cell>
              </table:table-row>
              <table:table-row>
                <table:table-cell table:style-name="Table49.A2" office:value-type="string">
                  <text:p text:style-name="P62">9</text:p>
                </table:table-cell>
                <table:table-cell table:style-name="Table49.B2" office:value-type="string">
                  <text:p text:style-name="P62">Sewers entrance</text:p>
                </table:table-cell>
              </table:table-row>
              <table:table-row>
                <table:table-cell table:style-name="Table49.A3" office:value-type="string">
                  <text:p text:style-name="P62">10</text:p>
                </table:table-cell>
                <table:table-cell table:style-name="Table49.B3" office:value-type="string">
                  <text:p text:style-name="P62">Castle</text:p>
                </table:table-cell>
              </table:table-row>
              <table:table-row table:style-name="Table49.12">
                <table:table-cell table:style-name="Table49.A2" office:value-type="string">
                  <text:p text:style-name="P76">■</text:p>
                </table:table-cell>
                <table:table-cell table:style-name="Table49.B2" office:value-type="string">
                  <text:p text:style-name="P63">Market</text:p>
                </table:table-cell>
              </table:table-row>
              <table:table-row>
                <table:table-cell table:style-name="Table49.A3" office:value-type="string">
                  <text:p text:style-name="P75">■</text:p>
                </table:table-cell>
                <table:table-cell table:style-name="Table49.B3" office:value-type="string">
                  <text:p text:style-name="P63">Quest</text:p>
                </table:table-cell>
              </table:table-row>
              <table:table-row>
                <table:table-cell table:style-name="Table49.A2" office:value-type="string">
                  <text:p text:style-name="P74">■</text:p>
                </table:table-cell>
                <table:table-cell table:style-name="Table49.B2" office:value-type="string">
                  <text:p text:style-name="P63">Pavement</text:p>
                </table:table-cell>
              </table:table-row>
              <table:table-row>
                <table:table-cell table:style-name="Table49.A3" office:value-type="string">
                  <text:p text:style-name="P73">■</text:p>
                </table:table-cell>
                <table:table-cell table:style-name="Table49.B3" office:value-type="string">
                  <text:p text:style-name="P63">Building</text:p>
                </table:table-cell>
              </table:table-row>
              <table:table-row>
                <table:table-cell table:style-name="Table49.A2" office:value-type="string">
                  <text:p text:style-name="P72">■</text:p>
                </table:table-cell>
                <table:table-cell table:style-name="Table49.B2" office:value-type="string">
                  <text:p text:style-name="P63">Street</text:p>
                </table:table-cell>
              </table:table-row>
              <table:table-row>
                <table:table-cell table:style-name="Table49.A3" office:value-type="string">
                  <text:p text:style-name="P71">■</text:p>
                </table:table-cell>
                <table:table-cell table:style-name="Table49.B3" office:value-type="string">
                  <text:p text:style-name="P63">Wall</text:p>
                </table:table-cell>
              </table:table-row>
              <table:table-row>
                <table:table-cell table:style-name="Table49.A2" office:value-type="string">
                  <text:p text:style-name="P70">■</text:p>
                </table:table-cell>
                <table:table-cell table:style-name="Table49.B2" office:value-type="string">
                  <text:p text:style-name="P63">Water</text:p>
                </table:table-cell>
              </table:table-row>
              <table:table-row>
                <table:table-cell table:style-name="Table49.A3" office:value-type="string">
                  <text:p text:style-name="P69">■</text:p>
                </table:table-cell>
                <table:table-cell table:style-name="Table49.B3" office:value-type="string">
                  <text:p text:style-name="P63">N<text:span text:style-name="T8">ot </text:span>explorable</text:p>
                </table:table-cell>
              </table:table-row>
              <table:table-row>
                <table:table-cell table:style-name="Table49.A2" office:value-type="string">
                  <text:p text:style-name="P68">■</text:p>
                </table:table-cell>
                <table:table-cell table:style-name="Table49.B2" office:value-type="string">
                  <text:p text:style-name="P63">Green</text:p>
                </table:table-cell>
              </table:table-row>
            </table:table>
            <text:p text:style-name="Table_20_Contents"/>
          </table:table-cell>
        </table:table-row>
      </table:table>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1657811634" text:style-name="L1">
        <text:list-item>
          <text:p text:style-name="P20">Guild: RGBA(100, 140, 255, 0.6) <text:span text:style-name="T2">⬛</text:span></text:p>
        </text:list-item>
        <text:list-item>
          <text:p text:style-name="P20">Barrack RGBA(255, 215, 150, 0.6) <text:span text:style-name="T3">⬛</text:span></text:p>
        </text:list-item>
        <text:list-item>
          <text:p text:style-name="P20">Port RGBA(255, 180, 150, 0.6) <text:span text:style-name="T4">⬛</text:span></text:p>
        </text:list-item>
        <text:list-item>
          <text:p text:style-name="P20">Fountain RGBA(200, 255, 150, 0.6) <text:span text:style-name="T5">⬛</text:span></text:p>
        </text:list-item>
      </text:list>
      <text:h text:style-name="P37" text:outline-level="2">Event diagram</text:h>
      <text:p text:style-name="P12">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0"><draw:text-box fo:min-height="10.054cm"><text:p text:style-name="Picture"><draw:frame draw:style-name="fr12"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6" text:outline-level="2">Explorable shops with findable objects</text:h>
      <text:p text:style-name="P11">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25767070" text:style-name="L2">
        <text:list-item>
          <text:p text:style-name="P22">1 of exotic and special clothes:</text:p>
          <text:list>
            <text:list-item>
              <text:p text:style-name="P22">Drop MC (Markl) in the NO sector.</text:p>
            </text:list-item>
          </text:list>
        </text:list-item>
        <text:list-item>
          <text:p text:style-name="P22">3 are small bookshops:</text:p>
          <text:list>
            <text:list-item>
              <text:p text:style-name="P22">Books on ancient civilization (one shop per sector).</text:p>
            </text:list-item>
          </text:list>
        </text:list-item>
        <text:list-item>
          <text:p text:style-name="P22">2 are tool shops:</text:p>
          <text:list>
            <text:list-item>
              <text:p text:style-name="P22">Ancient civilization tools (in SO and SE).</text:p>
            </text:list-item>
          </text:list>
        </text:list-item>
        <text:list-item>
          <text:p text:style-name="P22">3 are pottery shops:</text:p>
          <text:list>
            <text:list-item>
              <text:p text:style-name="P22">Pot, vase and ancient civilization bowl (one shop per sector).</text:p>
            </text:list-item>
          </text:list>
        </text:list-item>
        <text:list-item>
          <text:p text:style-name="P22">1 is an arms shop:</text:p>
          <text:list>
            <text:list-item>
              <text:p text:style-name="P22">Old ancient civilization weapon (sector NO).</text:p>
            </text:list-item>
          </text:list>
        </text:list-item>
        <text:list-item>
          <text:p text:style-name="P22">2 are collectibles shops:</text:p>
          <text:list>
            <text:list-item>
              <text:p text:style-name="P22">Ancient currency (SE sector).</text:p>
            </text:list-item>
            <text:list-item>
              <text:p text:style-name="P2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7" text:outline-level="2">Outside the walls</text:h>
      <text:p text:style-name="P1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91"><draw:text-box fo:min-height="13.162cm"><text:p text:style-name="Picture"><draw:frame draw:style-name="fr19" draw:name="Image18" text:anchor-type="as-char" svg:width="13.391cm" style:rel-width="100%" svg:height="13.162cm" style:rel-height="scale" draw:z-index="92"><draw:image xlink:href="../../Resources/Levels/Radme/Cal/Blueprints/Outside%20the%20walls/citadel.png" xlink:type="simple" xlink:show="embed" xlink:actuate="onLoad" draw:filter-name="&lt;All formats&gt;"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39">ID</text:p>
                </table:table-cell>
                <table:table-cell table:style-name="Table51.B1" office:value-type="string">
                  <text:p text:style-name="P39">Description</text:p>
                </table:table-cell>
              </table:table-row>
              <table:table-row>
                <table:table-cell table:style-name="Table51.A2" office:value-type="string">
                  <text:p text:style-name="P3"/>
                </table:table-cell>
                <table:table-cell table:style-name="Table51.B2" office:value-type="string">
                  <text:p text:style-name="P64">Phoenix tail</text:p>
                </table:table-cell>
              </table:table-row>
              <table:table-row table:style-name="Table51.3">
                <table:table-cell table:style-name="Table51.A3" office:value-type="string">
                  <text:p text:style-name="P3">♫1</text:p>
                </table:table-cell>
                <table:table-cell table:style-name="Table51.B3" office:value-type="string">
                  <text:p text:style-name="P61">Score: Persian theme [Larghetto].</text:p>
                  <text:p text:style-name="P61">Ambient sounds: wind, rustling of grass, a few crickets.</text:p>
                </table:table-cell>
              </table:table-row>
              <table:table-row table:style-name="Table51.3">
                <table:table-cell table:style-name="Table51.A2" office:value-type="string">
                  <text:p text:style-name="P3">♫<text:span text:style-name="T9">2</text:span></text:p>
                </table:table-cell>
                <table:table-cell table:style-name="Table51.B2" office:value-type="string">
                  <text:p text:style-name="P66">Boots on pavement</text:p>
                </table:table-cell>
              </table:table-row>
              <table:table-row table:style-name="Table51.3">
                <table:table-cell table:style-name="Table51.A3" office:value-type="string">
                  <text:p text:style-name="P3">♫<text:span text:style-name="T9">3</text:span></text:p>
                </table:table-cell>
                <table:table-cell table:style-name="Table51.B3" office:value-type="string">
                  <text:p text:style-name="P65">Boots on wood</text:p>
                </table:table-cell>
              </table:table-row>
              <table:table-row table:style-name="Table51.3">
                <table:table-cell table:style-name="Table51.A2" office:value-type="string">
                  <text:p text:style-name="P3">♫<text:span text:style-name="T9">4</text:span></text:p>
                </table:table-cell>
                <table:table-cell table:style-name="Table51.B2" office:value-type="string">
                  <text:p text:style-name="P65">Door open/close</text:p>
                </table:table-cell>
              </table:table-row>
            </table:table>
            <text:p text:style-name="Table_20_Contents"/>
          </table:table-cell>
        </table:table-row>
      </table:table>
      <text:p text:style-name="Standard"/>
      <text:h text:style-name="P29" text:outline-level="3">The secret entrance 1</text:h>
      <text:p text:style-name="P11"><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Contents"><draw:frame draw:style-name="fr1" draw:name="Frame2" text:anchor-type="as-char" svg:width="10.62cm" draw:z-index="93"><draw:text-box fo:min-height="15.45cm"><text:p text:style-name="Picture"><draw:frame draw:style-name="fr19" draw:name="Image13" text:anchor-type="as-char" svg:width="10.62cm" style:rel-width="100%" svg:height="15.45cm" style:rel-height="scale" draw:z-index="94"><draw:image xlink:href="../../Resources/Levels/Radme/Cal/Blueprints/Outside%20the%20walls/tower.png" xlink:type="simple" xlink:show="embed" xlink:actuate="onLoad" draw:filter-name="&lt;All formats&gt;"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emplate-name="Team7GrayTable">
                    <table:table-column table:style-name="Table52.A"/>
                    <table:table-column table:style-name="Table52.B"/>
                    <table:table-row>
                      <table:table-cell table:style-name="Table52.A1" office:value-type="string">
                        <text:p text:style-name="P18">ID</text:p>
                      </table:table-cell>
                      <table:table-cell table:style-name="Table52.B1" office:value-type="string">
                        <text:p text:style-name="P18">Description</text:p>
                      </table:table-cell>
                    </table:table-row>
                    <table:table-row table:style-name="Table52.2">
                      <table:table-cell table:style-name="Table52.A2" office:value-type="string">
                        <text:p text:style-name="P67">1</text:p>
                      </table:table-cell>
                      <table:table-cell table:style-name="Table52.B2" office:value-type="string">
                        <text:p text:style-name="P67">Outside walls (0F)</text:p>
                      </table:table-cell>
                    </table:table-row>
                    <table:table-row table:style-name="Table52.2">
                      <table:table-cell table:style-name="Table52.A3" office:value-type="string">
                        <text:p text:style-name="P67">2</text:p>
                      </table:table-cell>
                      <table:table-cell table:style-name="Table52.B3" office:value-type="string">
                        <text:p text:style-name="P67">Entrance of the abandoned tower (0F)</text:p>
                      </table:table-cell>
                    </table:table-row>
                    <table:table-row table:style-name="Table52.2">
                      <table:table-cell table:style-name="Table52.A2" office:value-type="string">
                        <text:p text:style-name="P67">3</text:p>
                      </table:table-cell>
                      <table:table-cell table:style-name="Table52.B2" office:value-type="string">
                        <text:p text:style-name="P67">Bricked up room (0F)</text:p>
                      </table:table-cell>
                    </table:table-row>
                    <table:table-row table:style-name="Table52.2">
                      <table:table-cell table:style-name="Table52.A3" office:value-type="string">
                        <text:p text:style-name="P67">4</text:p>
                      </table:table-cell>
                      <table:table-cell table:style-name="Table52.B3" office:value-type="string">
                        <text:p text:style-name="P67">Shelter (1F)</text:p>
                      </table:table-cell>
                    </table:table-row>
                    <table:table-row table:style-name="Table52.2">
                      <table:table-cell table:style-name="Table52.A2" office:value-type="string">
                        <text:p text:style-name="P67">5</text:p>
                      </table:table-cell>
                      <table:table-cell table:style-name="Table52.B2" office:value-type="string">
                        <text:p text:style-name="P67">Tower roof (2F)</text:p>
                      </table:table-cell>
                    </table:table-row>
                    <table:table-row table:style-name="Table52.2">
                      <table:table-cell table:style-name="Table52.A3" office:value-type="string">
                        <text:p text:style-name="P67">6</text:p>
                      </table:table-cell>
                      <table:table-cell table:style-name="Table52.B3" office:value-type="string">
                        <text:p text:style-name="P67">Road of the walls (0F)</text:p>
                      </table:table-cell>
                    </table:table-row>
                    <table:table-row table:style-name="Table52.2">
                      <table:table-cell table:style-name="Table52.A2" office:value-type="string">
                        <text:p text:style-name="P67">7</text:p>
                      </table:table-cell>
                      <table:table-cell table:style-name="Table52.B2" office:value-type="string">
                        <text:p text:style-name="P67">Void under the walls (-1F)</text:p>
                      </table:table-cell>
                    </table:table-row>
                    <table:table-row table:style-name="Table52.2">
                      <table:table-cell table:style-name="Table52.A3" office:value-type="string">
                        <text:p text:style-name="P67">8</text:p>
                      </table:table-cell>
                      <table:table-cell table:style-name="Table52.B3" office:value-type="string">
                        <text:p text:style-name="P67">Entrance (0F)</text:p>
                      </table:table-cell>
                    </table:table-row>
                    <table:table-row table:style-name="Table52.2">
                      <table:table-cell table:style-name="Table52.A2" office:value-type="string">
                        <text:p text:style-name="P67">9</text:p>
                      </table:table-cell>
                      <table:table-cell table:style-name="Table52.B2" office:value-type="string">
                        <text:p text:style-name="P67">First floor (1F)</text:p>
                      </table:table-cell>
                    </table:table-row>
                    <table:table-row table:style-name="Table52.2">
                      <table:table-cell table:style-name="Table52.A3" office:value-type="string">
                        <text:p text:style-name="P67">10</text:p>
                      </table:table-cell>
                      <table:table-cell table:style-name="Table52.B3" office:value-type="string">
                        <text:p text:style-name="P67">Second floor (2F)</text:p>
                      </table:table-cell>
                    </table:table-row>
                    <table:table-row table:style-name="Table52.2">
                      <table:table-cell table:style-name="Table52.A2" office:value-type="string">
                        <text:p text:style-name="P67">11</text:p>
                      </table:table-cell>
                      <table:table-cell table:style-name="Table52.B2" office:value-type="string">
                        <text:p text:style-name="P67">Tree path (2F)</text:p>
                      </table:table-cell>
                    </table:table-row>
                    <table:table-row table:style-name="Table52.2">
                      <table:table-cell table:style-name="Table52.A3" office:value-type="string">
                        <text:p text:style-name="P67">12</text:p>
                      </table:table-cell>
                      <table:table-cell table:style-name="Table52.B3" office:value-type="string">
                        <text:p text:style-name="P67">External tower roof (3F)</text:p>
                      </table:table-cell>
                    </table:table-row>
                    <table:table-row table:style-name="Table52.2">
                      <table:table-cell table:style-name="Table52.A2" office:value-type="string">
                        <text:p text:style-name="P3">♫1</text:p>
                      </table:table-cell>
                      <table:table-cell table:style-name="Table52.B2" office:value-type="string">
                        <text:p text:style-name="P3">Score: Persian theme [Larghetto].</text:p>
                        <text:p text:style-name="P3">Ambient sounds: wind, rustling of grass, a few crickets.</text:p>
                      </table:table-cell>
                    </table:table-row>
                    <table:table-row table:style-name="Table52.2">
                      <table:table-cell table:style-name="Table52.A15" office:value-type="string">
                        <text:p text:style-name="P3">♫2</text:p>
                      </table:table-cell>
                      <table:table-cell table:style-name="Table52.B15" office:value-type="string">
                        <text:p text:style-name="P3">Ambient sounds: very light wind.</text:p>
                      </table:table-cell>
                    </table:table-row>
                  </table:table>
                  <text:p text:style-name="Table_20_Contents"/>
                </table:table-cell>
              </table:table-row>
            </table:table>
            <text:p text:style-name="P5"/>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0"><draw:text-box fo:min-height="17.805cm"><text:p text:style-name="Picture"><draw:frame draw:style-name="fr12" draw:name="Image48" text:anchor-type="as-char" svg:width="14cm" style:rel-width="100%" svg:height="17.805cm" style:rel-height="scale" draw:z-index="41"><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6" text:outline-level="2">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42"><draw:text-box fo:min-height="18.205cm"><text:p text:style-name="Picture"><draw:frame draw:style-name="fr12" draw:name="Image5" text:anchor-type="as-char" svg:width="18.523cm" style:rel-width="100%" svg:height="18.205cm" style:rel-height="scale" draw:z-index="44"><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8">ID</text:p>
                  </table:table-cell>
                  <table:table-cell table:style-name="Table21.B1" office:value-type="string">
                    <text:p text:style-name="P1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9" text:outline-level="3">The 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6"><draw:text-box fo:min-height="9.225cm"><text:p text:style-name="Picture"><draw:frame draw:style-name="fr12" draw:name="Image8" text:anchor-type="as-char" svg:width="19.001cm" style:rel-width="100%" svg:height="9.225cm" style:rel-height="scale" draw:z-index="47"><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28"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48"><draw:text-box fo:min-height="18.152cm"><text:p text:style-name="Picture"><draw:frame draw:style-name="fr12" draw:name="Image26" text:anchor-type="as-char" svg:width="18.655cm" style:rel-width="100%" svg:height="18.152cm" style:rel-height="scale" draw:z-index="49"><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29"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4" draw:name="Frame7" text:anchor-type="as-char" svg:width="13.391cm" draw:z-index="50"><draw:text-box fo:min-height="18.733cm"><text:p text:style-name="Picture"><draw:frame draw:style-name="fr12" draw:name="Image7" text:anchor-type="as-char" svg:width="13.391cm" style:rel-width="100%" svg:height="18.733cm" style:rel-height="scale" draw:z-index="51"><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5"><draw:text-box fo:min-height="19.457cm"><text:p text:style-name="P15"><draw:frame draw:style-name="fr12" draw:name="Image3" text:anchor-type="as-char" svg:width="19.001cm" style:rel-width="100%" svg:height="19.457cm" style:rel-height="scale" draw:z-index="52"><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2"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3"><draw:text-box fo:min-height="20.001cm"><text:p text:style-name="Picture"><draw:frame draw:style-name="fr12" draw:name="Image56" text:anchor-type="as-char" svg:width="9.52cm" style:rel-width="100%" svg:height="20.001cm" style:rel-height="scale" draw:z-index="54"><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28"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4"><draw:frame draw:style-name="fr1" draw:name="Frame30" text:anchor-type="as-char" svg:width="15.558cm" draw:z-index="55"><draw:text-box fo:min-height="9.719cm"><text:p text:style-name="Picture"><draw:frame draw:style-name="fr12" draw:name="Image49" text:anchor-type="as-char" svg:width="15.558cm" style:rel-width="100%" svg:height="9.719cm" style:rel-height="scale" draw:z-index="56"><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0" text:outline-level="4"/>
      <text:h text:style-name="P32"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9"><draw:text-box fo:min-height="14.295cm"><text:p text:style-name="Picture"><draw:frame draw:style-name="fr12" draw:name="Image55" text:anchor-type="as-char" svg:width="14cm" style:rel-width="100%" svg:height="14.295cm" style:rel-height="scale" draw:z-index="60"><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6" text:outline-level="2">Port area</text:h>
      <text:p text:style-name="P1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4" draw:name="Frame20" text:anchor-type="as-char" svg:width="13.386cm" draw:z-index="61"><draw:text-box fo:min-height="12.779cm"><text:p text:style-name="Picture"><draw:frame draw:style-name="fr12" draw:name="Image33" text:anchor-type="as-char" svg:width="13.086cm" style:rel-width="100%" svg:height="11.501cm" style:rel-height="scale" draw:z-index="6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4" draw:name="Image44" text:anchor-type="as-char" svg:width="0.4cm" svg:height="0.49cm" draw:z-index="6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cm" svg:height="0.49cm" draw:z-index="6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8"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65"><draw:text-box><text:p text:style-name="P15"><draw:frame draw:style-name="fr15" draw:name="Image11" text:anchor-type="as-char" svg:width="16.36cm" svg:height="18cm" draw:z-index="66"><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6" text:outline-level="2">Market area</text:h>
      <text:p text:style-name="P1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4" draw:name="Frame19" text:anchor-type="as-char" svg:width="13.388cm" draw:z-index="69"><draw:text-box fo:min-height="14.485cm"><text:p text:style-name="Picture"><draw:frame draw:style-name="fr12" draw:name="Image25" text:anchor-type="as-char" svg:width="13.088cm" style:rel-width="100%" svg:height="13.04cm" style:rel-height="scale" draw:z-index="70"><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6" draw:name="Image32" text:anchor-type="as-char" svg:width="0.7cm" svg:height="0.55cm" draw:z-index="72"><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7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9"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1"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4"><draw:text-box fo:min-height="17.064cm"><text:p text:style-name="Picture"><draw:frame draw:style-name="fr12" draw:name="Image30" text:anchor-type="as-char" svg:width="9.5cm" style:rel-width="100%" svg:height="17.064cm" style:rel-height="scale" draw:z-index="77"><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78"><draw:text-box fo:min-height="11.772cm"><text:p text:style-name="Picture"><draw:frame draw:style-name="fr12" draw:name="Image10" text:anchor-type="as-char" svg:width="19.001cm" style:rel-width="100%" svg:height="11.772cm" style:rel-height="scale" draw:z-index="79"><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076420135" text:style-name="L3">
        <text:list-item>
          <text:p text:style-name="P23">Movement speed of the soldiers: 5 km/h</text:p>
        </text:list-item>
        <text:list-item>
          <text:p text:style-name="P23">Soldier E5: time to reach the other point of his journey: 13 m→9.8 s</text:p>
        </text:list-item>
        <text:list-item>
          <text:p text:style-name="P23">Soldier E4: time to reach the other point of his journey: 9 m→6.8 s</text:p>
        </text:list-item>
        <text:list-item>
          <text:p text:style-name="P23">Soldier E1: time to reach the other point of his journey: 13.5 m→10.17 s</text:p>
        </text:list-item>
        <text:list-item>
          <text:p text:style-name="P23">Soldier E6: time to reach the other point of his journey: 9 m→6.8 s</text:p>
        </text:list-item>
        <text:list-item>
          <text:p text:style-name="P23"><text:soft-page-break/>Markl’s movement speed: 8 km/h</text:p>
        </text:list-item>
      </text:list>
      <text:p text:style-name="Standard">Soldiers have two positions during patrolling:</text:p>
      <text:list xml:id="list511011708" text:style-name="L4">
        <text:list-item>
          <text:p text:style-name="P24">The alpha position that is the initial position of each soldier in which they are found when entering the building.</text:p>
        </text:list-item>
        <text:list-item>
          <text:p text:style-name="P24">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363358814" text:style-name="L5">
        <text:list-item>
          <text:p text:style-name="P25">The E4 soldier when he has to go from alpha to beta (so in his path from top to bottom) starts to move 2 seconds before the others.</text:p>
        </text:list-item>
        <text:list-item>
          <text:p text:style-name="P25">The E6 soldier when he has to go from alpha to beta (so in his path from bottom to top) starts moving 2 seconds after E1 started from his alpha position.</text:p>
        </text:list-item>
        <text:list-item>
          <text:p text:style-name="P25">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0"><draw:text-box fo:min-height="12.291cm"><text:p text:style-name="Picture"><draw:frame draw:style-name="fr12" draw:name="Image29" text:anchor-type="as-char" svg:width="8.999cm" style:rel-width="100%" svg:height="12.291cm" style:rel-height="scale" draw:z-index="81"><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5" draw:name="Frame12" text:anchor-type="as-char" svg:width="12.303cm" style:rel-width="100%" svg:height="8.98cm" style:rel-height="scale-min" draw:z-index="82"><draw:text-box><text:p text:style-name="Picture"><draw:frame draw:style-name="fr17" draw:name="Image12" text:anchor-type="as-char" svg:width="12.303cm" style:rel-width="100%" svg:height="9.13cm" style:rel-height="scale" draw:z-index="83"><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19">ID</text:p>
                        </table:table-cell>
                        <table:table-cell table:style-name="Table18.B1" office:value-type="string">
                          <text:p text:style-name="P18">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3"/>
          </table:table-cell>
          <table:covered-table-cell/>
        </table:table-row>
      </table:table>
      <text:p text:style-name="Text_20_body"/>
      <text:h text:style-name="P29" text:outline-level="3">The alchemist’s guild</text:h>
      <text:p text:style-name="P11">The alchemist’s guild is based in the city’s tower. Here the team will have to recover the book of the ancient language. There are two puzzles to solve:</text:p>
      <text:list xml:id="list705871144" text:style-name="L6">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1"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4"><draw:text-box fo:min-height="12.584cm"><text:p text:style-name="Picture"><draw:frame draw:style-name="fr12" draw:name="Image16" text:anchor-type="as-char" svg:width="19.001cm" style:rel-width="100%" svg:height="12.584cm" style:rel-height="scale" draw:z-index="85"><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6"><draw:text-box fo:min-height="14.817cm"><text:p text:style-name="Picture"><draw:frame draw:style-name="fr12" draw:name="Image15" text:anchor-type="as-char" svg:width="19.001cm" style:rel-width="100%" svg:height="14.817cm" style:rel-height="scale" draw:z-index="87"><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88"><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1">The mini-games that the player must overcome to collect objects on the two floors are multiple and increase in difficulty in the highest floor of the tower. The typologies are: </text:p>
      <text:list xml:id="list403135129" text:style-name="L7">
        <text:list-item>
          <text:p text:style-name="P26">Break locks to open doors, exploiting the talent of Markl</text:p>
        </text:list-item>
        <text:list-item>
          <text:p text:style-name="P26">Move crates that block the road and use them as riser to reach objects placed on top of some columns through the power of Sophie to command objects</text:p>
        </text:list-item>
        <text:list-item>
          <text:p text:style-name="P2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67"><draw:text-box><text:p text:style-name="Picture"><draw:frame draw:style-name="fr18" draw:name="graphics1" text:anchor-type="as-char" svg:width="9.497cm" style:rel-width="100%" svg:height="7.729cm" style:rel-height="scale" draw:z-index="68"><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75"><draw:text-box><text:p text:style-name="Picture"><draw:frame draw:style-name="fr18" draw:name="graphics2" text:anchor-type="as-char" svg:width="9.497cm" style:rel-width="100%" svg:height="7.729cm" style:rel-height="scale" draw:z-index="76"><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71"><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8">Puzzle prop.</text:p>
          </table:table-cell>
          <table:table-cell table:style-name="Table48.B1" office:value-type="string">
            <text:p text:style-name="P1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2" text:outline-level="4">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20757868" text:style-name="L8">
              <text:list-item>
                <text:p text:style-name="P27">Library that goes up → number up.</text:p>
              </text:list-item>
              <text:list-item>
                <text:p text:style-name="P27">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26"><draw:text-box fo:min-height="18.494cm"><text:p text:style-name="Picture"><draw:frame draw:style-name="fr12" draw:name="Image17" text:anchor-type="as-char" svg:width="11.513cm" style:rel-width="100%" svg:height="18.494cm" style:rel-height="scale" draw:z-index="3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8">Puzzle prop.</text:p>
                </table:table-cell>
                <table:table-cell table:style-name="Table47.B1" office:value-type="string">
                  <text:p text:style-name="P1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0" draw:name="Frame18" text:anchor-type="as-char" svg:width="5.205cm" draw:z-index="32"><draw:text-box fo:min-height="6.006cm"><text:p text:style-name="P16"><draw:frame draw:style-name="fr15" draw:name="Image31" text:anchor-type="as-char" svg:width="4.9cm" svg:height="4.821cm" draw:z-index="3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6"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10"><draw:text-box fo:min-height="13cm"><text:p text:style-name="Picture"><draw:frame draw:style-name="fr15"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6" draw:name="Image52" text:anchor-type="as-char" svg:width="0.499cm" svg:height="0.499cm" draw:z-index="8"><draw:image xlink:href="../../Resources/Levels/Radme/Cal/Blueprints/icone%20mappa/levaSU.png" xlink:type="simple" xlink:show="embed" xlink:actuate="onLoad" loext:mime-type="image/png"/></draw:frame>) and 1 down (<draw:frame draw:style-name="fr16" draw:name="Image53" text:anchor-type="as-char" svg:width="0.499cm" svg:height="0.499cm" draw:z-index="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4"><draw:text-box fo:min-height="4.21cm"><text:p text:style-name="Picture"><draw:frame draw:style-name="fr12" draw:name="Image58" text:anchor-type="as-char" svg:width="14cm" style:rel-width="100%" svg:height="4.21cm" style:rel-height="scale" draw:z-index="1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8">Puzzle prop.</text:p>
                </table:table-cell>
                <table:table-cell table:style-name="Table42.B1" office:value-type="string">
                  <text:p text:style-name="P1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55605711" text:style-name="L9">
              <text:list-item>
                <text:p text:style-name="P43">0 → 1:</text:p>
                <text:list>
                  <text:list-item>
                    <text:p text:style-name="P43">B0 = 1</text:p>
                  </text:list-item>
                  <text:list-item>
                    <text:p text:style-name="P43">B1 = 0</text:p>
                  </text:list-item>
                </text:list>
              </text:list-item>
              <text:list-item>
                <text:p text:style-name="P43">1 → 0:</text:p>
                <text:list>
                  <text:list-item>
                    <text:p text:style-name="P43">B0 = 0</text:p>
                  </text:list-item>
                  <text:list-item>
                    <text:p text:style-name="P43">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2669226" text:style-name="L10">
              <text:list-item>
                <text:p text:style-name="P44">0 → 1:</text:p>
                <text:list>
                  <text:list-item>
                    <text:p text:style-name="P44">B0 = B0 - 0.5</text:p>
                  </text:list-item>
                  <text:list-item>
                    <text:p text:style-name="P44">B1 = B1 + 0.5</text:p>
                  </text:list-item>
                </text:list>
              </text:list-item>
              <text:list-item>
                <text:p text:style-name="P44">1 → 0:</text:p>
                <text:list>
                  <text:list-item>
                    <text:p text:style-name="P44"><text:soft-page-break/>B0 = + 0.5</text:p>
                  </text:list-item>
                  <text:list-item>
                    <text:p text:style-name="P44">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694965855" text:style-name="L11">
              <text:list-item>
                <text:p text:style-name="P45">0 → 1:</text:p>
                <text:list>
                  <text:list-item>
                    <text:p text:style-name="P45">B0 = 0</text:p>
                  </text:list-item>
                  <text:list-item>
                    <text:p text:style-name="P45">B1 = 1</text:p>
                  </text:list-item>
                </text:list>
              </text:list-item>
              <text:list-item>
                <text:p text:style-name="P45">1 → 0:</text:p>
                <text:list>
                  <text:list-item>
                    <text:p text:style-name="P45">B0 = 1</text:p>
                  </text:list-item>
                  <text:list-item>
                    <text:p text:style-name="P45">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80051263293353" text:continue-numbering="true" text:style-name="L11">
              <text:list-item>
                <text:p text:style-name="P45">0 → 1:</text:p>
                <text:list>
                  <text:list-item>
                    <text:p text:style-name="P45">B0 = B0 + 0.5</text:p>
                  </text:list-item>
                  <text:list-item>
                    <text:p text:style-name="P45">B1 = B1 – 0.5</text:p>
                  </text:list-item>
                </text:list>
              </text:list-item>
              <text:list-item>
                <text:p text:style-name="P45">1 → 0:</text:p>
                <text:list>
                  <text:list-item>
                    <text:p text:style-name="P45">B0 = B0 - 0.5</text:p>
                  </text:list-item>
                  <text:list-item>
                    <text:p text:style-name="P45">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119671966" text:style-name="L12">
              <text:list-item>
                <text:p text:style-name="P46">B0 = B0 + 1 = 1 (can be crossed swimming)</text:p>
              </text:list-item>
              <text:list-item>
                <text:p text:style-name="P46">B1 = B1 – 1 = 0</text:p>
              </text:list-item>
              <text:list-item>
                <text:p text:style-name="P4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25751199" text:style-name="L13">
              <text:list-item>
                <text:p text:style-name="P47">B0 = B0 – 1 = 0</text:p>
              </text:list-item>
              <text:list-item>
                <text:p text:style-name="P47">B1 = B1 + 1 = 1 (can be crossed swimming)</text:p>
              </text:list-item>
              <text:list-item>
                <text:p text:style-name="P47">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69282697" text:style-name="L14">
              <text:list-item>
                <text:p text:style-name="P48">B0 = B0 + 0.5 = 0,5 </text:p>
              </text:list-item>
              <text:list-item>
                <text:p text:style-name="P48">B1 = B1 – 0,5 = 0,5</text:p>
              </text:list-item>
              <text:list-item>
                <text:p text:style-name="P48">Rope throw from floor where is L3 to floor where is L2(necessary to overcome the basins which is half full when he pull down the lever)</text:p>
              </text:list-item>
              <text:list-item>
                <text:p text:style-name="P48">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216235045" text:style-name="L15">
              <text:list-item>
                <text:p text:style-name="P49">B0 = B0 + 0,5 = 1 (can be crossed swimming)</text:p>
              </text:list-item>
              <text:list-item>
                <text:p text:style-name="P49">B1 = B1 – 0,5 = 0</text:p>
              </text:list-item>
              <text:list-item>
                <text:p text:style-name="P49">Use the rope you throw down before to reach the ground and the exit</text:p>
              </text:list-item>
            </text:list>
          </table:table-cell>
        </table:table-row>
      </table:table>
      <text:p text:style-name="Text_20_body"/>
      <text:h text:style-name="P32"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3"><draw:text-box fo:min-height="7.28cm"><text:p text:style-name="Picture"><draw:frame draw:style-name="fr12" draw:name="Image59" text:anchor-type="as-char" svg:width="10.749cm" style:rel-width="100%" svg:height="7.28cm" style:rel-height="scale" draw:z-index="45"><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8">Puzzle prop.</text:p>
                </table:table-cell>
                <table:table-cell table:style-name="Table44.B1" office:value-type="string">
                  <text:p text:style-name="P1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8">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0051066849542" text:continue-list="list2955605711" text:style-name="L9">
              <text:list-item>
                <text:p text:style-name="P43">0 → 1:</text:p>
                <text:list>
                  <text:list-item>
                    <text:p text:style-name="P43">B0 = 0</text:p>
                  </text:list-item>
                  <text:list-item>
                    <text:p text:style-name="P43">B1 = 0.5</text:p>
                  </text:list-item>
                  <text:list-item>
                    <text:p text:style-name="P43">B2 = 0.5</text:p>
                  </text:list-item>
                </text:list>
              </text:list-item>
              <text:list-item>
                <text:p text:style-name="P43">1 → 0:</text:p>
                <text:list>
                  <text:list-item>
                    <text:p text:style-name="P43">B0 = 1</text:p>
                  </text:list-item>
                  <text:list-item>
                    <text:p text:style-name="P43">B1 = 0</text:p>
                  </text:list-item>
                  <text:list-item>
                    <text:p text:style-name="P43">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73854087" text:style-name="L16">
              <text:list-item>
                <text:p text:style-name="P50">Without stick</text:p>
              </text:list-item>
              <text:list-item>
                <text:p text:style-name="P50">When the stick is rescue → state = 0</text:p>
              </text:list-item>
            </text:list>
          </table:table-cell>
          <table:table-cell table:style-name="Tabella5.C3" office:value-type="string">
            <text:list xml:id="list3476150093" text:style-name="L17">
              <text:list-item>
                <text:p text:style-name="P51">0 → 1:</text:p>
                <text:list>
                  <text:list-item>
                    <text:p text:style-name="P51">B0 = 0</text:p>
                  </text:list-item>
                  <text:list-item>
                    <text:p text:style-name="P51">B1 = B1 + 0.5</text:p>
                  </text:list-item>
                  <text:list-item>
                    <text:p text:style-name="P51">B2 = B2 – 0.5</text:p>
                  </text:list-item>
                </text:list>
              </text:list-item>
              <text:list-item>
                <text:p text:style-name="P51">1 → 0:</text:p>
                <text:list>
                  <text:list-item>
                    <text:p text:style-name="P51">B0 = 0</text:p>
                  </text:list-item>
                  <text:list-item>
                    <text:p text:style-name="P51">B1 = B1 – 0.5</text:p>
                  </text:list-item>
                  <text:list-item>
                    <text:p text:style-name="P51">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29320874" text:style-name="L18">
              <text:list-item>
                <text:p text:style-name="P52">0 → 1:</text:p>
                <text:list>
                  <text:list-item>
                    <text:p text:style-name="P52">Door closes</text:p>
                  </text:list-item>
                </text:list>
              </text:list-item>
              <text:list-item>
                <text:p text:style-name="P52">1 → 0:</text:p>
                <text:list>
                  <text:list-item>
                    <text:p text:style-name="P52">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35934608" text:style-name="L19">
              <text:list-item>
                <text:p text:style-name="P53">B0 = B0 – 1 = 0</text:p>
              </text:list-item>
              <text:list-item>
                <text:p text:style-name="P53">B1 = B1 + 0, 5 =0.5</text:p>
              </text:list-item>
              <text:list-item>
                <text:p text:style-name="P53">B2 =B2 + 0.5 = 0, 5</text:p>
              </text:list-item>
              <text:list-item>
                <text:p text:style-name="P53">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012631845" text:style-name="L20">
              <text:list-item>
                <text:p text:style-name="P54">B0 = 0</text:p>
              </text:list-item>
              <text:list-item>
                <text:p text:style-name="P54">B1 = B1 + 0.5 = 1 (can be crossed swimming)</text:p>
              </text:list-item>
              <text:list-item>
                <text:p text:style-name="P54">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231409320" text:style-name="L21">
              <text:list-item>
                <text:p text:style-name="P55">Door opens</text:p>
              </text:list-item>
              <text:list-item>
                <text:p text:style-name="P55">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126587918" text:style-name="L22">
              <text:list-item>
                <text:p text:style-name="P56">B0 = 0</text:p>
              </text:list-item>
              <text:list-item>
                <text:p text:style-name="P56">B1 = B1 – 0.5 = 0</text:p>
              </text:list-item>
              <text:list-item>
                <text:p text:style-name="P56">B2 = B2 + 0.5 = 1 (can be crossed swimming)</text:p>
              </text:list-item>
              <text:list-item>
                <text:p text:style-name="P56">Now he can swim through B2 and reach the stairs</text:p>
              </text:list-item>
            </text:list>
          </table:table-cell>
        </table:table-row>
      </table:table>
      <text:h text:style-name="P32"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2"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8">Puzzle prop.</text:p>
                </table:table-cell>
                <table:table-cell table:style-name="Table46.B1" office:value-type="string">
                  <text:p text:style-name="P1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8">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3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0051318686635" text:continue-list="list180051066849542" text:style-name="L9">
              <text:list-item>
                <text:p text:style-name="P43">0 → 1:</text:p>
                <text:list>
                  <text:list-item>
                    <text:p text:style-name="P43">B0 = B0 + 1,5 </text:p>
                  </text:list-item>
                  <text:list-item>
                    <text:p text:style-name="P43">B1 = 0</text:p>
                  </text:list-item>
                  <text:list-item>
                    <text:p text:style-name="P43">B2 = B2 – 1,5 </text:p>
                  </text:list-item>
                </text:list>
              </text:list-item>
              <text:list-item>
                <text:p text:style-name="P43">1 → 0:</text:p>
                <text:list>
                  <text:list-item>
                    <text:p text:style-name="P43">B0 = B0 – 1,5 </text:p>
                  </text:list-item>
                  <text:list-item>
                    <text:p text:style-name="P43">B1 = 0</text:p>
                  </text:list-item>
                  <text:list-item>
                    <text:p text:style-name="P43">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37347436" text:style-name="L23">
              <text:list-item>
                <text:p text:style-name="P57">0 → 1:</text:p>
                <text:list>
                  <text:list-item>
                    <text:p text:style-name="P57">B0 = B0 – 1 </text:p>
                  </text:list-item>
                  <text:list-item>
                    <text:p text:style-name="P57">B1 = B1 + 0.5 </text:p>
                  </text:list-item>
                  <text:list-item>
                    <text:p text:style-name="P57">B2 = B2 + 0.5 </text:p>
                  </text:list-item>
                </text:list>
              </text:list-item>
              <text:list-item>
                <text:p text:style-name="P57">1 → 0:</text:p>
                <text:list>
                  <text:list-item>
                    <text:p text:style-name="P57">B0 = B0 + 1 </text:p>
                  </text:list-item>
                  <text:list-item>
                    <text:p text:style-name="P57">B1 = B1 – 0.5 </text:p>
                  </text:list-item>
                  <text:list-item>
                    <text:p text:style-name="P57">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18049594" text:style-name="L24">
              <text:list-item>
                <text:p text:style-name="P58">B0 = B0 + 1,5 = 1,5 (can be crossed swimming)</text:p>
              </text:list-item>
              <text:list-item>
                <text:p text:style-name="P58">B1 = 0</text:p>
              </text:list-item>
              <text:list-item>
                <text:p text:style-name="P58">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68044697" text:style-name="L25">
              <text:list-item>
                <text:p text:style-name="P59">B0 = B0 – 1 = 0,5</text:p>
              </text:list-item>
              <text:list-item>
                <text:p text:style-name="P59">B1 = 0.5 (can be crossed swimming)</text:p>
              </text:list-item>
              <text:list-item>
                <text:p text:style-name="P59">B2 = B2 + 0,5 = 1</text:p>
              </text:list-item>
              <text:list-item>
                <text:p text:style-name="P59">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6017351" text:style-name="L26">
              <text:list-item>
                <text:p text:style-name="P60">B0 = B0 – 0,5 = 0 </text:p>
              </text:list-item>
              <text:list-item>
                <text:p text:style-name="P60">B1 = 0,5 </text:p>
              </text:list-item>
              <text:list-item>
                <text:p text:style-name="P60">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0050160470671" text:continue-numbering="true" text:style-name="L26">
              <text:list-item>
                <text:p text:style-name="P60">B0 = B0 + 1,5 = 1,5 (can be crossed swimming)</text:p>
              </text:list-item>
              <text:list-item>
                <text:p text:style-name="P60">B1 = 0,5 </text:p>
              </text:list-item>
              <text:list-item>
                <text:p text:style-name="P60">B2 = B2 - 1,5 = 0</text:p>
              </text:list-item>
              <text:list-item>
                <text:p text:style-name="P60">The team could reach B2's ground throw down the rope near the edge. </text:p>
              </text:list-item>
            </text:list>
          </table:table-cell>
        </table:table-row>
      </table:table>
      <text:p text:style-name="Text_20_body"/>
      <text:h text:style-name="P3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15"><draw:text-box fo:min-height="11.689cm"><text:p text:style-name="Picture"><draw:frame draw:style-name="fr12" draw:name="Image46" text:anchor-type="as-char" svg:width="12.797cm" style:rel-width="100%" svg:height="10.68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22"><draw:text-box fo:min-height="12.76cm"><text:p text:style-name="Picture"><draw:frame draw:style-name="fr12"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4" draw:name="Frame11" text:anchor-type="as-char" svg:width="13.601cm" draw:z-index="16"><draw:text-box fo:min-height="15.48cm"><text:p text:style-name="Picture"><draw:frame draw:style-name="fr12"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4" draw:name="Image39" text:anchor-type="as-char" svg:width="0.4cm" svg:height="0.49cm" draw:z-index="3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3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37"><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2"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2"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29" text:outline-level="3">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7"><draw:text-box fo:min-height="22.059cm"><text:p text:style-name="Picture"><draw:frame draw:style-name="fr12" draw:name="Image4" text:anchor-type="as-char" svg:width="7.001cm" style:rel-width="100%" svg:height="22.059cm" style:rel-height="scale" draw:z-index="58"><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7"><draw:text-box fo:min-height="13.758cm"><text:p text:style-name="Picture"><draw:frame draw:style-name="fr12" draw:name="Image28" text:anchor-type="as-char" svg:width="19.001cm" style:rel-width="100%" svg:height="13.758cm" style:rel-height="scale" draw:z-index="28"><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4" draw:name="Image41" text:anchor-type="as-char" svg:width="0.4cm" svg:height="0.49cm" draw:z-index="2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4"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8:00:45.165000000</dc:date>
    <meta:editing-duration>P1DT5H21M45S</meta:editing-duration>
    <meta:editing-cycles>704</meta:editing-cycles>
    <meta:generator>LibreOffice/6.1.2.1$Windows_X86_64 LibreOffice_project/65905a128db06ba48db947242809d14d3f9a93fe</meta:generator>
    <dc:creator>Michele Maione</dc:creator>
    <meta:document-statistic meta:table-count="63" meta:image-count="55" meta:object-count="0" meta:page-count="39" meta:paragraph-count="838" meta:word-count="6845" meta:character-count="35125" meta:non-whitespace-character-count="29162"/>
    <meta:template xlink:type="simple" xlink:actuate="onRequest" xlink:title="" xlink:href="../MasterGameDesignDocument.odm" meta:date="2018-12-28T17:59:39.040000000"/>
  </office:meta>
</office:document-meta>
</file>